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1" manifest:media-type=""/>
  <manifest:file-entry manifest:full-path="ObjectReplacements/Object 2" manifest:media-type=""/>
  <manifest:file-entry manifest:full-path="Object 1/content.xml" manifest:media-type="text/xml"/>
  <manifest:file-entry manifest:full-path="Object 1/styles.xml" manifest:media-type="text/xml"/>
  <manifest:file-entry manifest:full-path="Object 1/manifest.rdf" manifest:media-type="application/rdf+xml"/>
  <manifest:file-entry manifest:full-path="Object 1/settings.xml" manifest:media-type="text/xml"/>
  <manifest:file-entry manifest:full-path="Object 1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manifest.rdf" manifest:media-type="application/rdf+xml"/>
  <manifest:file-entry manifest:full-path="Object 2/styles.xml" manifest:media-type="text/xml"/>
  <manifest:file-entry manifest:full-path="Object 2/content.xml" manifest:media-type="text/xml"/>
  <manifest:file-entry manifest:full-path="Object 2/" manifest:version="1.2" manifest:media-type="application/vnd.oasis.opendocument.spreadsheet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Tahoma" svg:font-family="Tahoma" style:font-family-generic="swiss"/>
    <style:font-face style:name="arial" svg:font-family="arial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Heading_20_1">
      <style:paragraph-properties fo:margin-left="0.372cm" fo:margin-right="0cm" fo:margin-top="0.192cm" fo:margin-bottom="0cm" loext:contextual-spacing="false" fo:line-height="100%" fo:text-align="start" style:justify-single-word="false" fo:text-indent="0cm" style:auto-text-indent="false">
        <style:tab-stops>
          <style:tab-stop style:position="1.011cm"/>
          <style:tab-stop style:position="1.012cm"/>
        </style:tab-stops>
      </style:paragraph-properties>
      <style:text-properties style:font-name="arial" fo:font-size="12pt" fo:letter-spacing="-0.004cm" fo:font-weight="normal" officeooo:rsid="0010e0ad" officeooo:paragraph-rsid="0010e0ad" style:font-size-asian="12pt" style:font-weight-asian="normal" style:font-size-complex="12pt" style:font-weight-complex="normal"/>
    </style:style>
    <style:style style:name="P2" style:family="paragraph" style:parent-style-name="List_20_Paragraph">
      <style:paragraph-properties fo:margin-left="0.372cm" fo:margin-right="0cm" fo:margin-top="0.194cm" fo:margin-bottom="0cm" loext:contextual-spacing="false" fo:line-height="100%" fo:text-align="start" style:justify-single-word="false" fo:text-indent="0cm" style:auto-text-indent="false">
        <style:tab-stops>
          <style:tab-stop style:position="1.011cm"/>
          <style:tab-stop style:position="1.012cm"/>
        </style:tab-stops>
      </style:paragraph-properties>
      <style:text-properties style:font-name="arial" fo:font-size="12pt" fo:letter-spacing="-0.004cm" fo:font-weight="bold" officeooo:rsid="0010e0ad" officeooo:paragraph-rsid="0010e0ad" style:font-size-asian="12pt" style:font-weight-asian="bold" style:font-size-complex="12pt"/>
    </style:style>
    <style:style style:name="P3" style:family="paragraph" style:parent-style-name="List_20_Paragraph">
      <style:paragraph-properties fo:margin-left="0.372cm" fo:margin-right="0cm" fo:margin-top="0.194cm" fo:margin-bottom="0cm" loext:contextual-spacing="false" fo:line-height="100%" fo:text-align="start" style:justify-single-word="false" fo:text-indent="0cm" style:auto-text-indent="false">
        <style:tab-stops>
          <style:tab-stop style:position="1.011cm"/>
          <style:tab-stop style:position="1.012cm"/>
        </style:tab-stops>
      </style:paragraph-properties>
      <style:text-properties style:font-name="arial" fo:font-size="12pt" fo:letter-spacing="-0.004cm" fo:font-weight="normal" officeooo:rsid="0010e0ad" officeooo:paragraph-rsid="0010e0ad" style:font-size-asian="12pt" style:font-weight-asian="normal" style:font-size-complex="12pt" style:font-weight-complex="normal"/>
    </style:style>
    <style:style style:name="P4" style:family="paragraph" style:parent-style-name="List_20_Paragraph">
      <style:paragraph-properties fo:margin-left="0cm" fo:margin-right="0cm" fo:margin-top="0.194cm" fo:margin-bottom="0cm" loext:contextual-spacing="false" fo:line-height="100%" fo:text-align="start" style:justify-single-word="false" fo:text-indent="0cm" style:auto-text-indent="false">
        <style:tab-stops>
          <style:tab-stop style:position="1.011cm"/>
          <style:tab-stop style:position="1.012cm"/>
        </style:tab-stops>
      </style:paragraph-properties>
      <style:text-properties style:font-name="arial" fo:font-size="12pt" fo:font-weight="normal" officeooo:paragraph-rsid="0010e0ad" style:font-size-asian="12pt" style:font-weight-asian="normal" style:font-size-complex="12pt" style:font-weight-complex="normal"/>
    </style:style>
    <style:style style:name="P5" style:family="paragraph" style:parent-style-name="List_20_Paragraph">
      <style:paragraph-properties fo:margin-left="0cm" fo:margin-right="0cm" fo:margin-top="0.194cm" fo:margin-bottom="0cm" loext:contextual-spacing="false" fo:line-height="100%" fo:text-align="start" style:justify-single-word="false" fo:text-indent="0cm" style:auto-text-indent="false">
        <style:tab-stops>
          <style:tab-stop style:position="1.011cm"/>
          <style:tab-stop style:position="1.012cm"/>
        </style:tab-stops>
      </style:paragraph-properties>
      <style:text-properties style:font-name="arial" fo:font-size="12pt" fo:letter-spacing="-0.004cm" fo:font-weight="bold" officeooo:rsid="0010e0ad" officeooo:paragraph-rsid="0010e0ad" style:font-size-asian="12pt" style:font-weight-asian="bold" style:font-size-complex="12pt"/>
    </style:style>
    <style:style style:name="P6" style:family="paragraph" style:parent-style-name="List_20_Paragraph">
      <style:paragraph-properties fo:margin-left="0cm" fo:margin-right="0cm" fo:margin-top="0.194cm" fo:margin-bottom="0cm" loext:contextual-spacing="false" fo:line-height="100%" fo:text-align="start" style:justify-single-word="false" fo:text-indent="0cm" style:auto-text-indent="false">
        <style:tab-stops>
          <style:tab-stop style:position="1.011cm"/>
          <style:tab-stop style:position="1.012cm"/>
        </style:tab-stops>
      </style:paragraph-properties>
      <style:text-properties style:font-name="arial" fo:font-size="12pt" fo:letter-spacing="-0.004cm" fo:font-weight="normal" officeooo:rsid="0010e0ad" officeooo:paragraph-rsid="0010e0ad" style:font-size-asian="12pt" style:font-weight-asian="normal" style:font-size-complex="12pt" style:font-weight-complex="normal"/>
    </style:style>
    <style:style style:name="P7" style:family="paragraph" style:parent-style-name="List_20_Paragraph">
      <style:paragraph-properties fo:margin-left="0cm" fo:margin-right="0cm" fo:margin-top="0.194cm" fo:margin-bottom="0cm" loext:contextual-spacing="false" fo:line-height="100%" fo:text-align="start" style:justify-single-word="false" fo:text-indent="0cm" style:auto-text-indent="false">
        <style:tab-stops>
          <style:tab-stop style:position="1.011cm"/>
          <style:tab-stop style:position="1.012cm"/>
        </style:tab-stops>
      </style:paragraph-properties>
      <style:text-properties style:font-name="arial" fo:font-size="12pt" officeooo:rsid="0010e0ad" officeooo:paragraph-rsid="0010e0ad" style:font-size-asian="12pt" style:font-size-complex="12pt"/>
    </style:style>
    <style:style style:name="P8" style:family="paragraph" style:parent-style-name="Text_20_body">
      <style:paragraph-properties fo:text-align="start" style:justify-single-word="false"/>
      <style:text-properties style:font-name="arial" fo:font-size="12pt" officeooo:paragraph-rsid="0010e0ad" style:font-size-asian="12pt" style:font-size-complex="12pt"/>
    </style:style>
    <style:style style:name="P9" style:family="paragraph" style:parent-style-name="Heading_20_1" style:list-style-name="WWNum5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0.766cm"/>
        </style:tab-stops>
      </style:paragraph-properties>
      <style:text-properties style:font-name="arial" fo:font-size="12pt" officeooo:paragraph-rsid="0010e0ad" style:font-size-asian="12pt" style:font-size-complex="12pt"/>
    </style:style>
    <style:style style:name="P10" style:family="paragraph" style:parent-style-name="Heading_20_1" style:list-style-name="WWNum2">
      <style:paragraph-properties fo:margin-left="0cm" fo:margin-right="0cm" fo:margin-top="0.194cm" fo:margin-bottom="0cm" loext:contextual-spacing="false" fo:line-height="100%" fo:text-align="start" style:justify-single-word="false" fo:text-indent="0cm" style:auto-text-indent="false">
        <style:tab-stops>
          <style:tab-stop style:position="1.011cm"/>
          <style:tab-stop style:position="1.012cm"/>
        </style:tab-stops>
      </style:paragraph-properties>
      <style:text-properties style:font-name="arial" fo:font-size="12pt" fo:font-weight="normal" officeooo:paragraph-rsid="0010e0ad" style:font-size-asian="12pt" style:font-weight-asian="normal" style:font-size-complex="12pt" style:font-weight-complex="normal"/>
    </style:style>
    <style:style style:name="P11" style:family="paragraph" style:parent-style-name="Heading_20_1" style:list-style-name="WWNum2">
      <style:paragraph-properties fo:margin-left="0cm" fo:margin-right="0cm" fo:margin-top="0.194cm" fo:margin-bottom="0cm" loext:contextual-spacing="false" fo:line-height="100%" fo:text-align="start" style:justify-single-word="false" fo:text-indent="0cm" style:auto-text-indent="false">
        <style:tab-stops>
          <style:tab-stop style:position="1.011cm"/>
          <style:tab-stop style:position="1.012cm"/>
        </style:tab-stops>
      </style:paragraph-properties>
      <style:text-properties style:font-name="arial" fo:font-size="12pt" officeooo:paragraph-rsid="0010e0ad" style:font-size-asian="12pt" style:font-size-complex="12pt"/>
    </style:style>
    <style:style style:name="P12" style:family="paragraph" style:parent-style-name="Heading_20_1" style:list-style-name="WWNum2">
      <style:paragraph-properties fo:margin-left="0cm" fo:margin-right="0cm" fo:margin-top="0.192cm" fo:margin-bottom="0cm" loext:contextual-spacing="false" fo:line-height="100%" fo:text-align="start" style:justify-single-word="false" fo:text-indent="0cm" style:auto-text-indent="false">
        <style:tab-stops>
          <style:tab-stop style:position="1.011cm"/>
          <style:tab-stop style:position="1.012cm"/>
        </style:tab-stops>
      </style:paragraph-properties>
      <style:text-properties style:font-name="arial" fo:font-size="12pt" fo:font-weight="normal" officeooo:paragraph-rsid="0010e0ad" style:font-size-asian="12pt" style:font-weight-asian="normal" style:font-size-complex="12pt" style:font-weight-complex="normal"/>
    </style:style>
    <style:style style:name="P13" style:family="paragraph" style:parent-style-name="Heading_20_1" style:list-style-name="WWNum2">
      <style:paragraph-properties fo:margin-left="0cm" fo:margin-right="0cm" fo:margin-top="0.192cm" fo:margin-bottom="0cm" loext:contextual-spacing="false" fo:line-height="100%" fo:text-align="start" style:justify-single-word="false" fo:text-indent="0cm" style:auto-text-indent="false">
        <style:tab-stops>
          <style:tab-stop style:position="1.011cm"/>
          <style:tab-stop style:position="1.012cm"/>
        </style:tab-stops>
      </style:paragraph-properties>
      <style:text-properties style:font-name="arial" fo:font-size="12pt" fo:font-weight="normal" officeooo:paragraph-rsid="00124d35" style:font-size-asian="12pt" style:font-weight-asian="normal" style:font-size-complex="12pt" style:font-weight-complex="normal"/>
    </style:style>
    <style:style style:name="P14" style:family="paragraph" style:parent-style-name="Heading_20_1" style:list-style-name="WWNum2">
      <style:paragraph-properties fo:margin-left="0cm" fo:margin-right="0cm" fo:margin-top="0.192cm" fo:margin-bottom="0cm" loext:contextual-spacing="false" fo:line-height="100%" fo:text-align="start" style:justify-single-word="false" fo:text-indent="0cm" style:auto-text-indent="false">
        <style:tab-stops>
          <style:tab-stop style:position="1.011cm"/>
          <style:tab-stop style:position="1.012cm"/>
        </style:tab-stops>
      </style:paragraph-properties>
      <style:text-properties style:font-name="arial" fo:font-size="12pt" fo:font-weight="normal" officeooo:rsid="0010e0ad" officeooo:paragraph-rsid="0010e0ad" style:font-size-asian="12pt" style:font-weight-asian="normal" style:font-size-complex="12pt" style:font-weight-complex="normal"/>
    </style:style>
    <style:style style:name="P15" style:family="paragraph" style:parent-style-name="Heading_20_1">
      <style:paragraph-properties fo:margin-left="0cm" fo:margin-right="0cm" fo:margin-top="0.192cm" fo:margin-bottom="0cm" loext:contextual-spacing="false" fo:line-height="100%" fo:text-align="start" style:justify-single-word="false" fo:text-indent="0cm" style:auto-text-indent="false">
        <style:tab-stops>
          <style:tab-stop style:position="1.011cm"/>
          <style:tab-stop style:position="1.012cm"/>
        </style:tab-stops>
      </style:paragraph-properties>
      <style:text-properties style:font-name="arial" fo:font-size="12pt" fo:letter-spacing="-0.004cm" fo:font-weight="normal" officeooo:rsid="0010e0ad" officeooo:paragraph-rsid="0010e0ad" style:font-size-asian="12pt" style:font-weight-asian="normal" style:font-size-complex="12pt" style:font-weight-complex="normal"/>
    </style:style>
    <style:style style:name="P16" style:family="paragraph" style:parent-style-name="Heading_20_1" style:list-style-name="WWNum2">
      <style:paragraph-properties fo:margin-left="0cm" fo:margin-right="0cm" fo:margin-top="0.189cm" fo:margin-bottom="0cm" loext:contextual-spacing="false" fo:line-height="100%" fo:text-align="start" style:justify-single-word="false" fo:text-indent="0cm" style:auto-text-indent="false">
        <style:tab-stops>
          <style:tab-stop style:position="1.011cm"/>
          <style:tab-stop style:position="1.012cm"/>
        </style:tab-stops>
      </style:paragraph-properties>
      <style:text-properties style:font-name="arial" fo:font-size="12pt" fo:font-weight="normal" officeooo:paragraph-rsid="0010e0ad" style:font-size-asian="12pt" style:font-weight-asian="normal" style:font-size-complex="12pt" style:font-weight-complex="normal"/>
    </style:style>
    <style:style style:name="P17" style:family="paragraph" style:parent-style-name="Heading_20_1" style:list-style-name="WWNum2">
      <style:paragraph-properties fo:margin-left="0cm" fo:margin-right="0cm" fo:margin-top="0.189cm" fo:margin-bottom="0cm" loext:contextual-spacing="false" fo:line-height="100%" fo:text-align="start" style:justify-single-word="false" fo:text-indent="0cm" style:auto-text-indent="false">
        <style:tab-stops>
          <style:tab-stop style:position="1.011cm"/>
          <style:tab-stop style:position="1.012cm"/>
        </style:tab-stops>
      </style:paragraph-properties>
      <style:text-properties style:font-name="arial" fo:font-size="12pt" fo:font-weight="normal" officeooo:rsid="0010e0ad" officeooo:paragraph-rsid="0010e0ad" style:font-size-asian="12pt" style:font-weight-asian="normal" style:font-size-complex="12pt" style:font-weight-complex="normal"/>
    </style:style>
    <style:style style:name="P18" style:family="paragraph" style:parent-style-name="Heading_20_1" style:list-style-name="WWNum2">
      <style:paragraph-properties fo:margin-left="0cm" fo:margin-right="0.369cm" fo:margin-top="0.194cm" fo:margin-bottom="0cm" loext:contextual-spacing="false" fo:line-height="100%" fo:text-align="start" style:justify-single-word="false" fo:text-indent="0cm" style:auto-text-indent="false">
        <style:tab-stops>
          <style:tab-stop style:position="1.011cm"/>
          <style:tab-stop style:position="1.012cm"/>
        </style:tab-stops>
      </style:paragraph-properties>
      <style:text-properties style:font-name="arial" fo:font-size="12pt" fo:font-weight="normal" officeooo:paragraph-rsid="0010e0ad" style:font-size-asian="12pt" style:font-weight-asian="normal" style:font-size-complex="12pt" style:font-weight-complex="normal"/>
    </style:style>
    <style:style style:name="P19" style:family="paragraph" style:parent-style-name="List_20_Paragraph" style:list-style-name="WWNum2">
      <style:paragraph-properties fo:margin-left="0.372cm" fo:margin-right="0cm" fo:margin-top="0.194cm" fo:margin-bottom="0cm" loext:contextual-spacing="false" fo:line-height="100%" fo:text-align="start" style:justify-single-word="false" fo:text-indent="0cm" style:auto-text-indent="false">
        <style:tab-stops>
          <style:tab-stop style:position="1.011cm"/>
          <style:tab-stop style:position="1.012cm"/>
        </style:tab-stops>
      </style:paragraph-properties>
      <style:text-properties style:font-name="arial" fo:font-size="12pt" fo:font-weight="normal" officeooo:paragraph-rsid="0010e0ad" style:font-size-asian="12pt" style:font-weight-asian="normal" style:font-size-complex="12pt" style:font-weight-complex="normal"/>
    </style:style>
    <style:style style:name="P20" style:family="paragraph" style:parent-style-name="List_20_Paragraph" style:list-style-name="WWNum2">
      <style:paragraph-properties fo:margin-left="0.372cm" fo:margin-right="0cm" fo:margin-top="0.194cm" fo:margin-bottom="0cm" loext:contextual-spacing="false" fo:line-height="100%" fo:text-align="start" style:justify-single-word="false" fo:text-indent="0cm" style:auto-text-indent="false">
        <style:tab-stops>
          <style:tab-stop style:position="1.011cm"/>
          <style:tab-stop style:position="1.012cm"/>
        </style:tab-stops>
      </style:paragraph-properties>
      <style:text-properties style:font-name="arial" fo:font-size="12pt" fo:letter-spacing="-0.004cm" fo:font-weight="normal" officeooo:rsid="0010e0ad" officeooo:paragraph-rsid="0010e0ad" style:font-size-asian="12pt" style:font-weight-asian="normal" style:font-size-complex="12pt" style:font-weight-complex="normal"/>
    </style:style>
    <style:style style:name="P21" style:family="paragraph" style:parent-style-name="List_20_Paragraph">
      <style:paragraph-properties fo:margin-left="0.372cm" fo:margin-right="0cm" fo:margin-top="0.194cm" fo:margin-bottom="0cm" loext:contextual-spacing="false" fo:line-height="100%" fo:text-align="start" style:justify-single-word="false" fo:text-indent="0cm" style:auto-text-indent="false">
        <style:tab-stops>
          <style:tab-stop style:position="1.011cm"/>
          <style:tab-stop style:position="1.012cm"/>
        </style:tab-stops>
      </style:paragraph-properties>
      <style:text-properties style:font-name="arial" fo:font-size="12pt" fo:letter-spacing="-0.004cm" fo:font-weight="normal" officeooo:rsid="0010e0ad" officeooo:paragraph-rsid="00177453" style:font-size-asian="12pt" style:font-weight-asian="normal" style:font-size-complex="12pt" style:font-weight-complex="normal"/>
    </style:style>
    <style:style style:name="P22" style:family="paragraph" style:parent-style-name="List_20_Paragraph" style:list-style-name="WWNum2">
      <style:paragraph-properties fo:margin-left="0.372cm" fo:margin-right="0cm" fo:margin-top="0.192cm" fo:margin-bottom="0cm" loext:contextual-spacing="false" fo:line-height="100%" fo:text-align="start" style:justify-single-word="false" fo:text-indent="0cm" style:auto-text-indent="false">
        <style:tab-stops>
          <style:tab-stop style:position="1.011cm"/>
          <style:tab-stop style:position="1.012cm"/>
        </style:tab-stops>
      </style:paragraph-properties>
      <style:text-properties style:font-name="arial" fo:font-size="12pt" fo:font-weight="normal" officeooo:paragraph-rsid="0010e0ad" style:font-size-asian="12pt" style:font-weight-asian="normal" style:font-size-complex="12pt" style:font-weight-complex="normal"/>
    </style:style>
    <style:style style:name="P23" style:family="paragraph" style:parent-style-name="List_20_Paragraph" style:list-style-name="WWNum2">
      <style:paragraph-properties fo:margin-left="0.374cm" fo:margin-right="0.372cm" fo:margin-top="0.194cm" fo:margin-bottom="0cm" loext:contextual-spacing="false" fo:line-height="100%" fo:text-align="start" style:justify-single-word="false" fo:text-indent="0cm" style:auto-text-indent="false">
        <style:tab-stops>
          <style:tab-stop style:position="1.011cm"/>
          <style:tab-stop style:position="1.012cm"/>
        </style:tab-stops>
      </style:paragraph-properties>
      <style:text-properties style:font-name="arial" fo:font-size="12pt" fo:font-weight="normal" officeooo:paragraph-rsid="0010e0ad" style:font-size-asian="12pt" style:font-weight-asian="normal" style:font-size-complex="12pt" style:font-weight-complex="normal"/>
    </style:style>
    <style:style style:name="P24" style:family="paragraph" style:parent-style-name="List_20_Paragraph">
      <style:paragraph-properties fo:margin-left="0cm" fo:margin-right="0cm" fo:margin-top="0.194cm" fo:margin-bottom="0cm" loext:contextual-spacing="false" fo:line-height="100%" fo:text-align="start" style:justify-single-word="false" fo:text-indent="0cm" style:auto-text-indent="false">
        <style:tab-stops>
          <style:tab-stop style:position="1.011cm"/>
          <style:tab-stop style:position="1.012cm"/>
        </style:tab-stops>
      </style:paragraph-properties>
      <style:text-properties style:font-name="arial" fo:font-size="12pt" fo:letter-spacing="-0.004cm" fo:font-weight="normal" officeooo:rsid="0010e0ad" officeooo:paragraph-rsid="0010e0ad" style:font-size-asian="12pt" style:font-weight-asian="normal" style:font-size-complex="12pt" style:font-weight-complex="normal"/>
    </style:style>
    <style:style style:name="P25" style:family="paragraph" style:parent-style-name="List_20_Paragraph">
      <style:paragraph-properties fo:margin-left="0cm" fo:margin-right="0cm" fo:margin-top="0.194cm" fo:margin-bottom="0cm" loext:contextual-spacing="false" fo:line-height="100%" fo:text-align="start" style:justify-single-word="false" fo:text-indent="0cm" style:auto-text-indent="false">
        <style:tab-stops>
          <style:tab-stop style:position="1.011cm"/>
          <style:tab-stop style:position="1.012cm"/>
        </style:tab-stops>
      </style:paragraph-properties>
      <style:text-properties style:font-name="arial" fo:font-size="12pt" fo:letter-spacing="-0.004cm" fo:font-weight="bold" officeooo:rsid="0010e0ad" officeooo:paragraph-rsid="0010e0ad" style:font-size-asian="12pt" style:font-weight-asian="bold" style:font-size-complex="12pt" style:font-weight-complex="bold"/>
    </style:style>
    <style:style style:name="P26" style:family="paragraph" style:parent-style-name="List_20_Paragraph">
      <style:paragraph-properties fo:margin-left="0cm" fo:margin-right="0cm" fo:margin-top="0.194cm" fo:margin-bottom="0cm" loext:contextual-spacing="false" fo:line-height="100%" fo:text-align="start" style:justify-single-word="false" fo:text-indent="0cm" style:auto-text-indent="false">
        <style:tab-stops>
          <style:tab-stop style:position="1.011cm"/>
          <style:tab-stop style:position="1.012cm"/>
        </style:tab-stops>
      </style:paragraph-properties>
      <style:text-properties style:font-name="arial" fo:font-size="12pt" fo:letter-spacing="-0.004cm" fo:font-weight="bold" officeooo:rsid="0010e0ad" officeooo:paragraph-rsid="0010e0ad" style:font-size-asian="12pt" style:font-weight-asian="bold" style:font-size-complex="12pt"/>
    </style:style>
    <style:style style:name="P27" style:family="paragraph" style:parent-style-name="List_20_Paragraph" style:list-style-name="WWNum2">
      <style:paragraph-properties fo:margin-left="0cm" fo:margin-right="0cm" fo:margin-top="0.194cm" fo:margin-bottom="0cm" loext:contextual-spacing="false" fo:line-height="100%" fo:text-align="start" style:justify-single-word="false" fo:text-indent="0cm" style:auto-text-indent="false">
        <style:tab-stops>
          <style:tab-stop style:position="1.011cm"/>
          <style:tab-stop style:position="1.012cm"/>
        </style:tab-stops>
      </style:paragraph-properties>
      <style:text-properties style:font-name="arial" fo:font-size="12pt" fo:font-weight="normal" officeooo:paragraph-rsid="0010e0ad" style:font-size-asian="12pt" style:font-weight-asian="normal" style:font-size-complex="12pt" style:font-weight-complex="normal"/>
    </style:style>
    <style:style style:name="P28" style:family="paragraph" style:parent-style-name="List_20_Paragraph" style:list-style-name="WWNum2">
      <style:paragraph-properties fo:margin-left="0cm" fo:margin-right="0cm" fo:margin-top="0.189cm" fo:margin-bottom="0cm" loext:contextual-spacing="false" fo:line-height="100%" fo:text-align="start" style:justify-single-word="false" fo:text-indent="0cm" style:auto-text-indent="false">
        <style:tab-stops>
          <style:tab-stop style:position="1.011cm"/>
          <style:tab-stop style:position="1.012cm"/>
        </style:tab-stops>
      </style:paragraph-properties>
      <style:text-properties style:font-name="arial" fo:font-size="12pt" fo:font-weight="normal" officeooo:paragraph-rsid="0010e0ad" style:font-size-asian="12pt" style:font-weight-asian="normal" style:font-size-complex="12pt" style:font-weight-complex="normal"/>
    </style:style>
    <style:style style:name="P29" style:family="paragraph" style:parent-style-name="List_20_Paragraph" style:list-style-name="WWNum2">
      <style:paragraph-properties fo:margin-left="0cm" fo:margin-right="0cm" fo:margin-top="0.192cm" fo:margin-bottom="0cm" loext:contextual-spacing="false" fo:line-height="100%" fo:text-align="start" style:justify-single-word="false" fo:text-indent="0cm" style:auto-text-indent="false">
        <style:tab-stops>
          <style:tab-stop style:position="1.011cm"/>
          <style:tab-stop style:position="1.012cm"/>
        </style:tab-stops>
      </style:paragraph-properties>
      <style:text-properties style:font-name="arial" fo:font-size="12pt" fo:font-weight="normal" officeooo:paragraph-rsid="0010e0ad" style:font-size-asian="12pt" style:font-weight-asian="normal" style:font-size-complex="12pt" style:font-weight-complex="normal"/>
    </style:style>
    <style:style style:name="P30" style:family="paragraph" style:parent-style-name="List_20_Paragraph">
      <style:paragraph-properties fo:margin-left="0cm" fo:margin-right="0cm" fo:margin-top="0.099cm" fo:margin-bottom="0cm" loext:contextual-spacing="false" fo:line-height="100%" fo:text-align="start" style:justify-single-word="false" fo:text-indent="0cm" style:auto-text-indent="false">
        <style:tab-stops>
          <style:tab-stop style:position="0.766cm"/>
        </style:tab-stops>
      </style:paragraph-properties>
      <style:text-properties style:font-name="arial" fo:font-size="12pt" fo:font-weight="bold" officeooo:rsid="001339fe" officeooo:paragraph-rsid="0010e0ad" style:font-size-asian="12pt" style:font-weight-asian="bold" style:font-size-complex="12pt"/>
    </style:style>
    <style:style style:name="P31" style:family="paragraph" style:parent-style-name="List_20_Paragraph" style:list-style-name="WWNum2">
      <style:paragraph-properties fo:margin-left="0cm" fo:margin-right="0cm" fo:margin-top="0.099cm" fo:margin-bottom="0cm" loext:contextual-spacing="false" fo:line-height="100%" fo:text-align="start" style:justify-single-word="false" fo:text-indent="0cm" style:auto-text-indent="false">
        <style:tab-stops>
          <style:tab-stop style:position="0.766cm"/>
        </style:tab-stops>
      </style:paragraph-properties>
      <style:text-properties style:font-name="arial" fo:font-size="12pt" fo:font-weight="bold" officeooo:rsid="001339fe" officeooo:paragraph-rsid="0010e0ad" style:font-size-asian="12pt" style:font-weight-asian="bold" style:font-size-complex="12pt"/>
    </style:style>
    <style:style style:name="P32" style:family="paragraph" style:parent-style-name="List_20_Paragraph" style:list-style-name="WWNum2">
      <style:paragraph-properties fo:margin-left="0cm" fo:margin-right="0cm" fo:margin-top="0.099cm" fo:margin-bottom="0cm" loext:contextual-spacing="false" fo:line-height="100%" fo:text-align="start" style:justify-single-word="false" fo:text-indent="0cm" style:auto-text-indent="false">
        <style:tab-stops>
          <style:tab-stop style:position="0.766cm"/>
        </style:tab-stops>
      </style:paragraph-properties>
      <style:text-properties style:font-name="arial" fo:font-size="12pt" fo:font-weight="bold" officeooo:paragraph-rsid="0010e0ad" style:font-size-asian="12pt" style:font-weight-asian="bold" style:font-size-complex="12pt"/>
    </style:style>
    <style:style style:name="P33" style:family="paragraph" style:parent-style-name="List_20_Paragraph" style:list-style-name="WWNum2">
      <style:paragraph-properties fo:margin-left="0cm" fo:margin-right="0cm" fo:margin-top="0.099cm" fo:margin-bottom="0cm" loext:contextual-spacing="false" fo:line-height="100%" fo:text-align="start" style:justify-single-word="false" fo:text-indent="0cm" style:auto-text-indent="false">
        <style:tab-stops>
          <style:tab-stop style:position="0.766cm"/>
        </style:tab-stops>
      </style:paragraph-properties>
      <style:text-properties style:font-name="arial" fo:font-size="12pt" officeooo:paragraph-rsid="0010e0ad" style:font-size-asian="12pt" style:font-size-complex="12pt"/>
    </style:style>
    <style:style style:name="P34" style:family="paragraph" style:parent-style-name="List_20_Paragraph" style:list-style-name="WWNum2">
      <style:paragraph-properties fo:margin-left="0cm" fo:margin-right="0.381cm" fo:margin-top="0.194cm" fo:margin-bottom="0cm" loext:contextual-spacing="false" fo:line-height="100%" fo:text-align="start" style:justify-single-word="false" fo:text-indent="0cm" style:auto-text-indent="false">
        <style:tab-stops>
          <style:tab-stop style:position="1.011cm"/>
          <style:tab-stop style:position="1.012cm"/>
        </style:tab-stops>
      </style:paragraph-properties>
      <style:text-properties style:font-name="arial" fo:font-size="12pt" fo:font-weight="normal" officeooo:paragraph-rsid="0010e0ad" style:font-size-asian="12pt" style:font-weight-asian="normal" style:font-size-complex="12pt" style:font-weight-complex="normal"/>
    </style:style>
    <style:style style:name="T1" style:family="text">
      <style:text-properties fo:letter-spacing="-0.012cm"/>
    </style:style>
    <style:style style:name="T2" style:family="text">
      <style:text-properties fo:letter-spacing="-0.012cm" officeooo:rsid="00124d35"/>
    </style:style>
    <style:style style:name="T3" style:family="text">
      <style:text-properties fo:letter-spacing="-0.014cm"/>
    </style:style>
    <style:style style:name="T4" style:family="text">
      <style:text-properties fo:letter-spacing="-0.005cm"/>
    </style:style>
    <style:style style:name="T5" style:family="text">
      <style:text-properties fo:letter-spacing="-0.005cm" fo:font-weight="bold" style:font-weight-asian="bold"/>
    </style:style>
    <style:style style:name="T6" style:family="text">
      <style:text-properties fo:letter-spacing="-0.005cm" fo:font-weight="normal" style:font-weight-asian="normal" style:font-weight-complex="normal"/>
    </style:style>
    <style:style style:name="T7" style:family="text">
      <style:text-properties fo:font-weight="bold" style:font-weight-asian="bold"/>
    </style:style>
    <style:style style:name="T8" style:family="text">
      <style:text-properties fo:font-weight="bold" officeooo:rsid="001339fe" style:font-weight-asian="bold"/>
    </style:style>
    <style:style style:name="T9" style:family="text">
      <style:text-properties fo:letter-spacing="-0.009cm"/>
    </style:style>
    <style:style style:name="T10" style:family="text">
      <style:text-properties fo:letter-spacing="-0.009cm" fo:font-weight="bold" style:font-weight-asian="bold"/>
    </style:style>
    <style:style style:name="T11" style:family="text">
      <style:text-properties fo:letter-spacing="-0.009cm" fo:font-weight="normal" style:font-weight-asian="normal" style:font-weight-complex="normal"/>
    </style:style>
    <style:style style:name="T12" style:family="text">
      <style:text-properties fo:letter-spacing="-0.007cm"/>
    </style:style>
    <style:style style:name="T13" style:family="text">
      <style:text-properties fo:letter-spacing="-0.007cm" fo:font-weight="bold" style:font-weight-asian="bold"/>
    </style:style>
    <style:style style:name="T14" style:family="text">
      <style:text-properties fo:letter-spacing="-0.007cm" fo:font-weight="normal" style:font-weight-asian="normal" style:font-weight-complex="normal"/>
    </style:style>
    <style:style style:name="T15" style:family="text">
      <style:text-properties fo:letter-spacing="-0.011cm"/>
    </style:style>
    <style:style style:name="T16" style:family="text">
      <style:text-properties fo:letter-spacing="-0.011cm" fo:font-weight="bold" style:font-weight-asian="bold"/>
    </style:style>
    <style:style style:name="T17" style:family="text">
      <style:text-properties fo:letter-spacing="-0.011cm" fo:font-weight="normal" style:font-weight-asian="normal" style:font-weight-complex="normal"/>
    </style:style>
    <style:style style:name="T18" style:family="text">
      <style:text-properties fo:letter-spacing="-0.004cm"/>
    </style:style>
    <style:style style:name="T19" style:family="text">
      <style:text-properties fo:letter-spacing="-0.004cm" fo:font-weight="bold" style:font-weight-asian="bold"/>
    </style:style>
    <style:style style:name="T20" style:family="text">
      <style:text-properties fo:letter-spacing="-0.004cm" fo:font-weight="bold" officeooo:rsid="0010e0ad" style:font-weight-asian="bold" style:font-weight-complex="bold"/>
    </style:style>
    <style:style style:name="T21" style:family="text">
      <style:text-properties fo:letter-spacing="-0.004cm" fo:font-weight="normal" style:font-weight-asian="normal" style:font-weight-complex="normal"/>
    </style:style>
    <style:style style:name="T22" style:family="text">
      <style:text-properties fo:letter-spacing="-0.004cm" officeooo:rsid="0010e0ad"/>
    </style:style>
    <style:style style:name="T23" style:family="text">
      <style:text-properties fo:letter-spacing="0.012cm"/>
    </style:style>
    <style:style style:name="T24" style:family="text">
      <style:text-properties fo:letter-spacing="0.014cm"/>
    </style:style>
    <style:style style:name="T25" style:family="text">
      <style:text-properties fo:letter-spacing="0.011cm"/>
    </style:style>
    <style:style style:name="T26" style:family="text">
      <style:text-properties fo:letter-spacing="0.016cm"/>
    </style:style>
    <style:style style:name="T27" style:family="text">
      <style:text-properties fo:letter-spacing="-0.016cm"/>
    </style:style>
    <style:style style:name="T28" style:family="text">
      <style:text-properties officeooo:rsid="0010e0ad"/>
    </style:style>
    <style:style style:name="T29" style:family="text">
      <style:text-properties fo:letter-spacing="0.018cm"/>
    </style:style>
    <style:style style:name="T30" style:family="text">
      <style:text-properties fo:letter-spacing="0.002cm"/>
    </style:style>
    <style:style style:name="T31" style:family="text">
      <style:text-properties fo:letter-spacing="0.002cm" fo:font-weight="normal" style:font-weight-asian="normal" style:font-weight-complex="normal"/>
    </style:style>
    <style:style style:name="T32" style:family="text">
      <style:text-properties fo:letter-spacing="-0.002cm"/>
    </style:style>
    <style:style style:name="T33" style:family="text">
      <style:text-properties fo:letter-spacing="-0.002cm" fo:font-weight="bold" style:font-weight-asian="bold"/>
    </style:style>
    <style:style style:name="T34" style:family="text">
      <style:text-properties fo:letter-spacing="-0.083cm"/>
    </style:style>
    <style:style style:name="T35" style:family="text">
      <style:text-properties fo:letter-spacing="-0.018cm"/>
    </style:style>
    <style:style style:name="T36" style:family="text">
      <style:text-properties fo:letter-spacing="0.009cm"/>
    </style:style>
    <style:style style:name="T37" style:family="text">
      <style:text-properties fo:letter-spacing="0.005cm"/>
    </style:style>
    <style:style style:name="T38" style:family="text">
      <style:text-properties fo:letter-spacing="0.007cm"/>
    </style:style>
    <style:style style:name="T39" style:family="text">
      <style:text-properties fo:letter-spacing="-0.081cm"/>
    </style:style>
    <style:style style:name="T40" style:family="text">
      <style:text-properties fo:font-weight="normal" style:font-weight-asian="normal" style:font-weight-complex="normal"/>
    </style:style>
    <style:style style:name="fr1" style:family="graphic" style:parent-style-name="OLE">
      <style:graphic-properties style:horizontal-pos="center" style:horizontal-rel="paragraph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200894182" text:style-name="WWNum5">
        <text:list-header>
          <text:h text:style-name="P9" text:outline-level="2"/>
          <text:h text:style-name="P9" text:outline-level="2"><text:span text:style-name="T28">1 </text:span>Classifica<text:span text:style-name="T1"> </text:span>els<text:span text:style-name="T3"> </text:span>elements<text:span text:style-name="T1"> </text:span>patrimonials<text:span text:style-name="T4"> </text:span>següents:</text:h>
          <text:h text:style-name="P9" text:outline-level="2"/>
        </text:list-header>
      </text:list>
      <text:list xml:id="list1180053538" text:style-name="WWNum2">
        <text:list-header>
          <text:p text:style-name="P19">- Reserves.<text:span text:style-name="T4"> </text:span></text:p>
          <text:p text:style-name="P23">- Deutes<text:span text:style-name="T15"> </text:span>a<text:span text:style-name="T9"> </text:span>llarg<text:span text:style-name="T9"> </text:span>termini.<text:span text:style-name="T9"> </text:span></text:p>
          <text:p text:style-name="P19">- Proveïdors.<text:span text:style-name="T27"> </text:span></text:p>
          <text:p text:style-name="P22">- Immobilitzat<text:span text:style-name="T9"> </text:span>intangible.<text:span text:style-name="T9"> </text:span></text:p>
          <text:p text:style-name="P19">- Clients.<text:span text:style-name="T12"> </text:span></text:p>
          <text:p text:style-name="P19">- Existències.<text:span text:style-name="T3"> </text:span></text:p>
          <text:p text:style-name="P19">- Capital<text:span text:style-name="T9"> </text:span>social. </text:p>
          <text:p text:style-name="P19">- Deutes<text:span text:style-name="T9"> </text:span>a<text:span text:style-name="T1"> </text:span>curt<text:span text:style-name="T15"> </text:span>termini.<text:span text:style-name="T18"> </text:span></text:p>
          <text:p text:style-name="P19"><text:span text:style-name="T18">- </text:span><text:span text:style-name="T22">Diners en compte corrent </text:span></text:p>
        </text:list-header>
        <text:list-item>
          <text:p text:style-name="P20"/>
        </text:list-item>
      </text:list>
      <text:p text:style-name="P4"><text:span text:style-name="T22"><text:s text:c="4"/></text:span><text:span text:style-name="T20">Actiu:</text:span></text:p>
      <text:p text:style-name="P6"/>
      <text:p text:style-name="P6"><text:s text:c="8"/>Immobilitzat Intangible: Patent</text:p>
      <text:p text:style-name="P6"><text:s text:c="8"/>Existències: Mercaderies</text:p>
      <text:p text:style-name="P6"><text:s text:c="8"/>Clients</text:p>
      <text:p text:style-name="P6"><text:s text:c="8"/>Diners en compte corrent</text:p>
      <text:p text:style-name="P6"/>
      <text:p text:style-name="P25"><text:s text:c="4"/>Passiu:</text:p>
      <text:p text:style-name="P6"/>
      <text:p text:style-name="P6"><text:s text:c="8"/>Capital Social: Aportació inicial dels socis</text:p>
      <text:p text:style-name="P6"><text:s text:c="8"/>Reserves: Reserva legal</text:p>
      <text:p text:style-name="P6"><text:s text:c="8"/>Deutes a Curt Termini: Deute als proveïdors (excepte els 300 € anticipats)</text:p>
      <text:p text:style-name="P6"><text:s text:c="8"/>Deutes a Llarg Termini: Préstec amb entitat de crèdit</text:p>
      <text:p text:style-name="P21"><text:s text:c="5"/>Proveïdors.<text:span text:style-name="T27"> 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/>
      <text:p text:style-name="P5"><text:soft-page-break/>2 Fes un esquema de les diferents masses patrimonials que integren l’actiu i el passiu d’un balanç.</text:p>
      <text:p text:style-name="P5"/>
      <text:p text:style-name="P2">Actiu:</text:p>
      <text:p text:style-name="P2"/>
      <text:p text:style-name="P2"><text:s text:c="4"/>Immobilitzat</text:p>
      <text:p text:style-name="P2"><text:s text:c="6"/><text:span text:style-name="T40"><text:s text:c="2"/>Intangible (Patent)</text:span></text:p>
      <text:p text:style-name="P3"><text:s text:c="8"/>Material (Flota de camions, local)</text:p>
      <text:p text:style-name="P2"><text:s text:c="4"/>Circulant</text:p>
      <text:p text:style-name="P2"><text:s text:c="8"/><text:span text:style-name="T40">Existències (Mercaderies)</text:span></text:p>
      <text:p text:style-name="P3"><text:s text:c="8"/>Clients</text:p>
      <text:p text:style-name="P3"><text:s text:c="8"/>Diners (En compte corrent i caixa)</text:p>
      <text:p text:style-name="P3"/>
      <text:p text:style-name="P2">Passiu:</text:p>
      <text:p text:style-name="P2"/>
      <text:p text:style-name="P2"><text:s text:c="4"/>Patrimoni Net</text:p>
      <text:p text:style-name="P2"><text:s text:c="8"/><text:span text:style-name="T40">Capital Social</text:span></text:p>
      <text:p text:style-name="P3"><text:s text:c="8"/>Reserves</text:p>
      <text:p text:style-name="P2"><text:s text:c="4"/>Passiu No Corrent</text:p>
      <text:p text:style-name="P2"><text:s text:c="7"/><text:span text:style-name="T40"><text:s/>Deutes a Llarg Termini</text:span></text:p>
      <text:p text:style-name="P2"><text:s text:c="4"/>Passiu Corrent</text:p>
      <text:p text:style-name="P2"><text:s text:c="7"/><text:span text:style-name="T40"><text:s/>Deutes a Curt Termini</text:span></text:p>
      <text:p text:style-name="P2"/>
      <text:p text:style-name="P5">3 Busca informació sobre l’amortització, que és, on s’ubica en el balanç</text:p>
      <text:p text:style-name="P5"/>
      <text:p text:style-name="P6">L'amortització és la distribució sistemàtica del cost d'un actiu immobilitzat al llarg del seu temps d'ús estimat. En el balanç, la pèrdua de valor de l'immobilitzat material es reflectirà a través de l'amortització acumulada, que es dedueix del valor brut de l'immobilitzat.</text:p>
      <text:p text:style-name="P3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/>
      <text:p text:style-name="P5"/>
      <text:p text:style-name="P7"><text:soft-page-break/><text:span text:style-name="T19">4 Elabora</text:span><text:span text:style-name="T10"> </text:span><text:span text:style-name="T19">el</text:span><text:span text:style-name="T13"> </text:span><text:span text:style-name="T19">balanç de</text:span><text:span text:style-name="T10"> </text:span><text:span text:style-name="T19">l'empresa</text:span><text:span text:style-name="T16"> </text:span><text:span text:style-name="T19">Bales,</text:span><text:span text:style-name="T5"> </text:span><text:span text:style-name="T19">SL, a</text:span><text:span text:style-name="T10"> </text:span><text:span text:style-name="T19">partir</text:span><text:span text:style-name="T10"> </text:span><text:span text:style-name="T19">de</text:span><text:span text:style-name="T10"> </text:span><text:span text:style-name="T19">la</text:span><text:span text:style-name="T13"> </text:span><text:span text:style-name="T19">informació següent:</text:span></text:p>
      <text:p text:style-name="P5"/>
      <text:list xml:id="list192427758365023" text:continue-numbering="true" text:style-name="WWNum2">
        <text:list-header>
          <text:p text:style-name="P28">- L’aportació<text:span text:style-name="T9"> </text:span>inicial<text:span text:style-name="T4"> </text:span>que<text:span text:style-name="T1"> </text:span>van<text:span text:style-name="T12"> </text:span>dur<text:span text:style-name="T12"> </text:span>a<text:span text:style-name="T4"> </text:span>terme<text:span text:style-name="T12"> </text:span>els<text:span text:style-name="T15"> </text:span>seus<text:span text:style-name="T9"> </text:span>socis<text:span text:style-name="T9"> </text:span>va<text:span text:style-name="T9"> </text:span>ser<text:span text:style-name="T4"> </text:span>de<text:span text:style-name="T1"> </text:span>70<text:span text:style-name="T9"> </text:span>000<text:span text:style-name="T4"> </text:span>€.</text:p>
          <text:h text:style-name="P10" text:outline-level="2">- El<text:span text:style-name="T4"> </text:span>deute<text:span text:style-name="T4"> </text:span>dels<text:span text:style-name="T4"> </text:span>clients<text:span text:style-name="T9"> </text:span>amb<text:span text:style-name="T12"> </text:span>l’empresa<text:span text:style-name="T12"> </text:span>puja<text:span text:style-name="T12"> </text:span>a<text:span text:style-name="T15"> </text:span>la<text:span text:style-name="T12"> </text:span>suma<text:span text:style-name="T12"> </text:span>de<text:span text:style-name="T15"> </text:span>4<text:span text:style-name="T12"> </text:span>400<text:span text:style-name="T9"> </text:span>€;<text:span text:style-name="T12"> </text:span>es<text:span text:style-name="T9"> </text:span>cobrarà<text:span text:style-name="T12"> </text:span>en<text:span text:style-name="T1"> </text:span>60<text:span text:style-name="T12"> </text:span>dies.</text:h>
          <text:p text:style-name="P29">- Enguany<text:span text:style-name="T9"> </text:span>l’empresa<text:span text:style-name="T9"> </text:span>ha<text:span text:style-name="T15"> </text:span>dotat<text:span text:style-name="T12"> </text:span>la<text:span text:style-name="T9"> </text:span>reserva<text:span text:style-name="T1"> </text:span>legal<text:span text:style-name="T12"> </text:span>amb<text:span text:style-name="T9"> </text:span>un<text:span text:style-name="T15"> </text:span>total<text:span text:style-name="T12"> </text:span>de<text:span text:style-name="T15"> </text:span>15<text:span text:style-name="T15"> </text:span>000<text:span text:style-name="T15"> </text:span>€.</text:p>
          <text:h text:style-name="P18" text:outline-level="2">- Deu<text:span text:style-name="T23"> </text:span>1<text:span text:style-name="T23"> </text:span>500<text:span text:style-name="T29"> </text:span>€<text:span text:style-name="T24"> </text:span>als<text:span text:style-name="T23"> </text:span>seus<text:span text:style-name="T26"> </text:span>proveïdors,<text:span text:style-name="T29"> </text:span>dels<text:span text:style-name="T29"> </text:span>quals<text:span text:style-name="T23"> </text:span>ha<text:span text:style-name="T24"> </text:span>anticipat<text:span text:style-name="T26"> </text:span>300<text:span text:style-name="T24"> </text:span>€;<text:span text:style-name="T25"> </text:span>la<text:span text:style-name="T26"> </text:span>resta<text:span text:style-name="T24"> </text:span>del<text:span text:style-name="T29"> </text:span>deute<text:span text:style-name="T24"> </text:span>venç<text:span text:style-name="T29"> </text:span>en<text:span text:style-name="T24"> </text:span>els<text:span text:style-name="T26"> </text:span>propers<text:span text:style-name="T30"> </text:span>90<text:span text:style-name="T32"> </text:span>dies.</text:h>
          <text:p text:style-name="P27">- L’empresa<text:span text:style-name="T35"> </text:span>té<text:span text:style-name="T1"> </text:span>una<text:span text:style-name="T3"> </text:span>flota<text:span text:style-name="T1"> </text:span>de<text:span text:style-name="T3"> </text:span>camions<text:span text:style-name="T15"> </text:span>per<text:span text:style-name="T1"> </text:span>transportar-hi<text:span text:style-name="T3"> </text:span>els<text:span text:style-name="T1"> </text:span>productes<text:span text:style-name="T3"> </text:span>valorada<text:span text:style-name="T3"> </text:span>en<text:span text:style-name="T3"> </text:span>57<text:span text:style-name="T3"> </text:span>500<text:span text:style-name="T27"> </text:span>€.</text:p>
          <text:h text:style-name="P10" text:outline-level="2">- Bales,<text:span text:style-name="T12"> </text:span>SL,<text:span text:style-name="T4"> </text:span>té<text:span text:style-name="T3"> </text:span>una<text:span text:style-name="T9"> </text:span>patent<text:span text:style-name="T12"> </text:span>per<text:span text:style-name="T12"> </text:span>fabricar<text:span text:style-name="T12"> </text:span>els<text:span text:style-name="T15"> </text:span>seus<text:span text:style-name="T12"> </text:span>productes<text:span text:style-name="T15"> </text:span>valorada<text:span text:style-name="T9"> </text:span>en<text:span text:style-name="T15"> </text:span>10<text:span text:style-name="T12"> </text:span>000<text:span text:style-name="T9"> </text:span>€.</text:h>
          <text:p text:style-name="P27">- El<text:span text:style-name="T1"> </text:span>local<text:span text:style-name="T9"> </text:span>on<text:span text:style-name="T1"> </text:span>l’empresa<text:span text:style-name="T15"> </text:span>realitza<text:span text:style-name="T15"> </text:span>l’activitat<text:span text:style-name="T15"> </text:span>productiva<text:span text:style-name="T15"> </text:span>és<text:span text:style-name="T1"> </text:span>de<text:span text:style-name="T1"> </text:span>la<text:span text:style-name="T15"> </text:span>seva<text:span text:style-name="T15"> </text:span>propietat<text:span text:style-name="T3"> </text:span>i<text:span text:style-name="T9"> </text:span>està<text:span text:style-name="T3"> </text:span>valorat<text:span text:style-name="T15"> </text:span>en<text:span text:style-name="T3"> </text:span>120<text:span text:style-name="T1"> </text:span>000<text:span text:style-name="T1"> </text:span>€.</text:p>
          <text:h text:style-name="P12" text:outline-level="2">- L’empresa<text:span text:style-name="T9"> </text:span>ha<text:span text:style-name="T3"> </text:span>subscrit<text:span text:style-name="T12"> </text:span>un<text:span text:style-name="T9"> </text:span>préstec<text:span text:style-name="T4"> </text:span>amb<text:span text:style-name="T9"> </text:span>una<text:span text:style-name="T9"> </text:span>entitat<text:span text:style-name="T12"> </text:span>de<text:span text:style-name="T1"> </text:span>crèdit<text:span text:style-name="T15"> </text:span>de<text:span text:style-name="T9"> </text:span>100<text:span text:style-name="T15"> </text:span>000<text:span text:style-name="T9"> </text:span>€<text:span text:style-name="T12"> </text:span>a<text:span text:style-name="T1"> </text:span>10<text:span text:style-name="T15"> </text:span>anys.</text:h>
          <text:p text:style-name="P27">- Actualment,<text:span text:style-name="T15"> </text:span>té<text:span text:style-name="T12"> </text:span>mercaderies<text:span text:style-name="T12"> </text:span>per<text:span text:style-name="T4"> </text:span>un<text:span text:style-name="T1"> </text:span>valor<text:span text:style-name="T15"> </text:span>de<text:span text:style-name="T12"> </text:span>5<text:span text:style-name="T9"> </text:span>000<text:span text:style-name="T9"> </text:span>€<text:span text:style-name="T4"> </text:span>al<text:span text:style-name="T15"> </text:span>magatzem.</text:p>
          <text:h text:style-name="P16" text:outline-level="2">- En<text:span text:style-name="T12"> </text:span>el<text:span text:style-name="T9"> </text:span>compte<text:span text:style-name="T15"> </text:span>corrent<text:span text:style-name="T18"> </text:span>de<text:span text:style-name="T15"> </text:span>l’empresa<text:span text:style-name="T12"> </text:span>hi<text:span text:style-name="T12"> </text:span>ha<text:span text:style-name="T9"> </text:span>2<text:span text:style-name="T12"> </text:span>500<text:span text:style-name="T9"> </text:span>€<text:span text:style-name="T12"> </text:span>i<text:span text:style-name="T4"> </text:span>en<text:span text:style-name="T9"> </text:span>caixa<text:span text:style-name="T4"> </text:span>guarden<text:span text:style-name="T12"> </text:span>800<text:span text:style-name="T4"> </text:span>€.</text:h>
          <text:p text:style-name="P34">- Té<text:span text:style-name="T36"> </text:span>un<text:span text:style-name="T37"> </text:span>deute<text:span text:style-name="T25"> </text:span>amb<text:span text:style-name="T38"> </text:span>una<text:span text:style-name="T25"> </text:span>entitat<text:span text:style-name="T23"> </text:span>financera<text:span text:style-name="T37"> </text:span>per<text:span text:style-name="T36"> </text:span>un<text:span text:style-name="T37"> </text:span>valor<text:span text:style-name="T38"> </text:span>de<text:span text:style-name="T25"> </text:span>5<text:span text:style-name="T36"> </text:span>000<text:span text:style-name="T36"> </text:span>€,<text:span text:style-name="T36"> </text:span>i<text:span text:style-name="T36"> </text:span>el<text:span text:style-name="T36"> </text:span>seu<text:span text:style-name="T25"> </text:span>termini<text:span text:style-name="T37"> </text:span>de<text:span text:style-name="T36"> </text:span>devolució<text:span text:style-name="T37"> </text:span>és<text:span text:style-name="T36"> </text:span>de<text:span text:style-name="T37"> </text:span>10<text:span text:style-name="T39"> </text:span>mesos.</text:p>
          <text:h text:style-name="P14" text:outline-level="2"><text:span text:style-name="T18">- S’estima</text:span><text:span text:style-name="T9"> </text:span><text:span text:style-name="T18">que</text:span><text:span text:style-name="T12"> </text:span><text:span text:style-name="T18">la</text:span><text:span text:style-name="T9"> </text:span><text:span text:style-name="T18">pèrdua</text:span><text:span text:style-name="T12"> </text:span><text:span text:style-name="T18">de</text:span><text:span text:style-name="T15"> </text:span><text:span text:style-name="T18">valor</text:span><text:span text:style-name="T9"> </text:span><text:span text:style-name="T18">de</text:span><text:span text:style-name="T9"> </text:span><text:span text:style-name="T18">l’immobilitzat</text:span><text:span text:style-name="T4"> </text:span><text:span text:style-name="T18">material</text:span><text:span text:style-name="T9"> </text:span><text:span text:style-name="T18">és</text:span><text:span text:style-name="T12"> </text:span><text:span text:style-name="T18">de</text:span><text:span text:style-name="T15"> </text:span><text:span text:style-name="T18">9</text:span><text:span text:style-name="T12"> </text:span><text:span text:style-name="T18">000</text:span><text:span text:style-name="T9"> </text:span><text:span text:style-name="T18">€.</text:span></text:h>
        </text:list-header>
      </text:list>
      <text:h text:style-name="P15" text:outline-level="2"/>
      <text:h text:style-name="P15" text:outline-level="2"><draw:frame draw:style-name="fr1" draw:name="Objeto1" text:anchor-type="paragraph" svg:width="15.928cm" svg:height="2.923cm" draw:z-index="0"><draw:object xlink:href="./Object 1" xlink:type="simple" xlink:show="embed" xlink:actuate="onLoad"/><draw:image xlink:href="./ObjectReplacements/Object 1" xlink:type="simple" xlink:show="embed" xlink:actuate="onLoad"/></draw:frame></text:h>
      <text:h text:style-name="P1" text:outline-level="2"/>
      <text:h text:style-name="P1" text:outline-level="2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list xml:id="list192427905804319" text:continue-numbering="true" text:style-name="WWNum2">
        <text:list-header>
          <text:p text:style-name="P31"/>
          <text:p text:style-name="P33"><text:soft-page-break/><text:span text:style-name="T8">5 </text:span><text:span text:style-name="T7">Elabora</text:span><text:span text:style-name="T10"> </text:span><text:span text:style-name="T7">el</text:span><text:span text:style-name="T33"> </text:span><text:span text:style-name="T7">balanç</text:span><text:span text:style-name="T19"> </text:span><text:span text:style-name="T7">de</text:span><text:span text:style-name="T13"> </text:span><text:span text:style-name="T7">l'empresa</text:span><text:span text:style-name="T13"> </text:span><text:span text:style-name="T7">K2,</text:span><text:span text:style-name="T19"> </text:span><text:span text:style-name="T7">SL,</text:span><text:span text:style-name="T5"> </text:span><text:span text:style-name="T7">a</text:span><text:span text:style-name="T13"> </text:span><text:span text:style-name="T7">partir</text:span><text:span text:style-name="T10"> </text:span><text:span text:style-name="T7">de</text:span><text:span text:style-name="T13"> </text:span><text:span text:style-name="T7">la</text:span><text:span text:style-name="T13"> </text:span><text:span text:style-name="T7">informació següent:</text:span></text:p>
        </text:list-header>
        <text:list-item>
          <text:p text:style-name="P32"/>
          <text:h text:style-name="P11" text:outline-level="2">-<text:span text:style-name="T40"> No</text:span><text:span text:style-name="T11"> </text:span><text:span text:style-name="T40">tenim</text:span><text:span text:style-name="T6"> </text:span><text:span text:style-name="T40">informació</text:span><text:span text:style-name="T17"> </text:span><text:span text:style-name="T40">sobre</text:span><text:span text:style-name="T17"> </text:span><text:span text:style-name="T40">el</text:span><text:span text:style-name="T14"> </text:span><text:span text:style-name="T40">capital</text:span><text:span text:style-name="T11"> </text:span><text:span text:style-name="T40">inicial</text:span><text:span text:style-name="T31"> </text:span><text:span text:style-name="T40">que</text:span><text:span text:style-name="T14"> </text:span><text:span text:style-name="T40">hi</text:span><text:span text:style-name="T21"> </text:span><text:span text:style-name="T40">han</text:span><text:span text:style-name="T14"> </text:span><text:span text:style-name="T40">aportat</text:span><text:span text:style-name="T6"> </text:span><text:span text:style-name="T40">els</text:span><text:span text:style-name="T6"> </text:span><text:span text:style-name="T40">socis.</text:span></text:h>
          <text:p text:style-name="P28">- El<text:span text:style-name="T4"> </text:span>deute<text:span text:style-name="T12"> </text:span>dels<text:span text:style-name="T4"> </text:span>clients<text:span text:style-name="T9"> </text:span>amb<text:span text:style-name="T12"> </text:span>l’empresa<text:span text:style-name="T12"> </text:span>puja<text:span text:style-name="T12"> </text:span>a<text:span text:style-name="T15"> </text:span>la<text:span text:style-name="T12"> </text:span>suma<text:span text:style-name="T12"> </text:span>de<text:span text:style-name="T1"> </text:span>2<text:span text:style-name="T12"> </text:span>500<text:span text:style-name="T9"> </text:span>€;<text:span text:style-name="T12"> </text:span>es<text:span text:style-name="T9"> </text:span>cobrarà<text:span text:style-name="T12"> </text:span>en<text:span text:style-name="T12"> </text:span>60<text:span text:style-name="T1"> </text:span>dies.</text:p>
          <text:h text:style-name="P13" text:outline-level="2">- Enguany<text:span text:style-name="T15"> </text:span>l’empresa<text:span text:style-name="T15"> </text:span>ha<text:span text:style-name="T1"> </text:span>tingut<text:span text:style-name="T15"> </text:span>uns<text:span text:style-name="T9"> </text:span>resultats<text:span text:style-name="T15"> </text:span>positius<text:span text:style-name="T9"> </text:span>de<text:span text:style-name="T15"> </text:span>l’exercici<text:span text:style-name="T1"> </text:span>per<text:span text:style-name="T15"> </text:span>un<text:span text:style-name="T1"> </text:span>import<text:span text:style-name="T9"> </text:span>de </text:h>
          <text:h text:style-name="P13" text:outline-level="2">6<text:span text:style-name="T1"> </text:span><text:span text:style-name="T2">0</text:span>00<text:span text:style-name="T1"> </text:span>€.</text:h>
          <text:p text:style-name="P27">- L’empresa<text:span text:style-name="T27"> </text:span>disposa<text:span text:style-name="T3"> </text:span>d’equips<text:span text:style-name="T1"> </text:span>per<text:span text:style-name="T3"> </text:span>al<text:span text:style-name="T27"> </text:span>procés<text:span text:style-name="T1"> </text:span>d’informació<text:span text:style-name="T27"> </text:span>valorats<text:span text:style-name="T27"> </text:span>en<text:span text:style-name="T27"> </text:span>28<text:span text:style-name="T1"> </text:span>000<text:span text:style-name="T27"> </text:span>€.</text:p>
          <text:h text:style-name="P10" text:outline-level="2">- El<text:span text:style-name="T1"> </text:span>local<text:span text:style-name="T15"> </text:span>on<text:span text:style-name="T15"> </text:span>l’empresa<text:span text:style-name="T1"> </text:span>realitza<text:span text:style-name="T1"> </text:span>l’activitat<text:span text:style-name="T9"> </text:span>productiva<text:span text:style-name="T1"> </text:span>és<text:span text:style-name="T3"> </text:span>de<text:span text:style-name="T15"> </text:span>la<text:span text:style-name="T1"> </text:span>seva<text:span text:style-name="T1"> </text:span>propietat<text:span text:style-name="T1"> </text:span>i<text:span text:style-name="T15"> </text:span>està<text:span text:style-name="T3"> </text:span>valorat<text:span text:style-name="T15"> </text:span>en<text:span text:style-name="T3"> </text:span>80<text:span text:style-name="T3"> </text:span>000<text:span text:style-name="T1"> </text:span>€.</text:h>
          <text:p text:style-name="P29">- Deu<text:span text:style-name="T25"> </text:span>2<text:span text:style-name="T29"> </text:span>600<text:span text:style-name="T25"> </text:span>€<text:span text:style-name="T29"> </text:span>als<text:span text:style-name="T26"> </text:span>seus<text:span text:style-name="T24"> </text:span>proveïdors,<text:span text:style-name="T29"> </text:span>dels<text:span text:style-name="T24"> </text:span>quals<text:span text:style-name="T23"> </text:span>ha<text:span text:style-name="T24"> </text:span>anticipat<text:span text:style-name="T24"> </text:span>600<text:span text:style-name="T23"> </text:span>€;<text:span text:style-name="T23"> </text:span>la<text:span text:style-name="T24"> </text:span>resta<text:span text:style-name="T24"> </text:span>del<text:span text:style-name="T26"> </text:span>deute<text:span text:style-name="T24"> </text:span>venç<text:span text:style-name="T26"> </text:span>en<text:span text:style-name="T24"> </text:span>els<text:span text:style-name="T26"> </text:span>propers<text:span text:style-name="T34"> </text:span>90<text:span text:style-name="T32"> </text:span>dies.</text:p>
          <text:h text:style-name="P10" text:outline-level="2">- L’empresa<text:span text:style-name="T15"> </text:span>ha<text:span text:style-name="T1"> </text:span>subscrit<text:span text:style-name="T12"> </text:span>un<text:span text:style-name="T9"> </text:span>préstec<text:span text:style-name="T4"> </text:span>amb<text:span text:style-name="T9"> </text:span>una<text:span text:style-name="T9"> </text:span>entitat<text:span text:style-name="T9"> </text:span>de<text:span text:style-name="T15"> </text:span>crèdit,<text:span text:style-name="T12"> </text:span>de<text:span text:style-name="T9"> </text:span>60<text:span text:style-name="T15"> </text:span>000<text:span text:style-name="T12"> </text:span>€<text:span text:style-name="T9"> </text:span>a<text:span text:style-name="T12"> </text:span>5<text:span text:style-name="T15"> </text:span>anys.</text:h>
          <text:p text:style-name="P27">- Actualment,<text:span text:style-name="T15"> </text:span>té<text:span text:style-name="T9"> </text:span>mercaderies<text:span text:style-name="T12"> </text:span>per<text:span text:style-name="T12"> </text:span>un<text:span text:style-name="T1"> </text:span>valor<text:span text:style-name="T15"> </text:span>de<text:span text:style-name="T9"> </text:span>15<text:span text:style-name="T12"> </text:span>000<text:span text:style-name="T9"> </text:span>€<text:span text:style-name="T1"> </text:span>al<text:span text:style-name="T12"> </text:span>magatzem.</text:p>
          <text:h text:style-name="P10" text:outline-level="2">- En<text:span text:style-name="T12"> </text:span>el<text:span text:style-name="T12"> </text:span>compte<text:span text:style-name="T15"> </text:span>corrent<text:span text:style-name="T18"> </text:span>de<text:span text:style-name="T15"> </text:span>l’empresa<text:span text:style-name="T4"> </text:span>hi<text:span text:style-name="T12"> </text:span>ha<text:span text:style-name="T9"> </text:span>1<text:span text:style-name="T4"> </text:span>500<text:span text:style-name="T9"> </text:span>€<text:span text:style-name="T12"> </text:span>i<text:span text:style-name="T18"> </text:span>en<text:span text:style-name="T9"> </text:span>caixa<text:span text:style-name="T4"> </text:span>guarda<text:span text:style-name="T15"> </text:span>1<text:span text:style-name="T18"> </text:span>000<text:span text:style-name="T9"> </text:span>€.</text:h>
          <text:p text:style-name="P29">- Té<text:span text:style-name="T12"> </text:span>un<text:span text:style-name="T12"> </text:span>deute<text:span text:style-name="T4"> </text:span>amb<text:span text:style-name="T4"> </text:span>un<text:span text:style-name="T12"> </text:span>banc<text:span text:style-name="T4"> </text:span>per<text:span text:style-name="T18"> </text:span>un<text:span text:style-name="T12"> </text:span>valor<text:span text:style-name="T18"> </text:span>de<text:span text:style-name="T4"> </text:span>10<text:span text:style-name="T9"> </text:span>000<text:span text:style-name="T12"> </text:span>€<text:span text:style-name="T18"> </text:span>i<text:span text:style-name="T9"> </text:span>el<text:span text:style-name="T18"> </text:span>seu<text:span text:style-name="T4"> </text:span>termini<text:span text:style-name="T18"> </text:span>de<text:span text:style-name="T4"> </text:span>devolució<text:span text:style-name="T4"> </text:span>és<text:span text:style-name="T18"> </text:span>de<text:span text:style-name="T12"> </text:span>10<text:span text:style-name="T18"> </text:span>mesos.</text:p>
          <text:h text:style-name="P17" text:outline-level="2"><text:span text:style-name="T18">- S’estima</text:span><text:span text:style-name="T9"> </text:span><text:span text:style-name="T18">que</text:span><text:span text:style-name="T12"> </text:span><text:span text:style-name="T18">la</text:span><text:span text:style-name="T12"> </text:span><text:span text:style-name="T18">pèrdua</text:span><text:span text:style-name="T12"> </text:span><text:span text:style-name="T18">de</text:span><text:span text:style-name="T15"> </text:span><text:span text:style-name="T18">valor</text:span><text:span text:style-name="T9"> </text:span><text:span text:style-name="T18">de</text:span><text:span text:style-name="T12"> </text:span><text:span text:style-name="T18">l’immobilitzat</text:span><text:span text:style-name="T4"> </text:span><text:span text:style-name="T18">material</text:span><text:span text:style-name="T9"> </text:span><text:span text:style-name="T18">és</text:span><text:span text:style-name="T12"> </text:span><text:span text:style-name="T18">de</text:span><text:span text:style-name="T15"> </text:span><text:span text:style-name="T18">10</text:span><text:span text:style-name="T9"> </text:span><text:span text:style-name="T18">000</text:span><text:span text:style-name="T9"> </text:span><text:span text:style-name="T18">€.</text:span></text:h>
        </text:list-item>
      </text:list>
      <text:p text:style-name="P5"/>
      <text:p text:style-name="P5"><draw:frame draw:style-name="fr1" draw:name="Objeto2" text:anchor-type="paragraph" svg:width="19.278cm" svg:height="2.923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Tahoma" svg:font-family="Tahoma" style:font-family-generic="swiss"/>
    <style:font-face style:name="arial" svg:font-family="arial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default-outline-level="2" style:list-style-name="" style:class="text">
      <style:paragraph-properties fo:margin-left="0.374cm" fo:margin-right="0cm" fo:text-indent="0cm" style:auto-text-indent="false"/>
      <style:text-properties style:font-name="Calibri" fo:font-family="Calibri" style:font-family-generic="roman" style:font-pitch="variable" fo:font-size="11pt" fo:language="ca" fo:country="ES" fo:font-weight="bold" style:font-name-asian="Calibri1" style:font-family-asian="Calibri" style:font-family-generic-asian="system" style:font-pitch-asian="variable" style:font-size-asian="11pt" style:language-asian="en" style:country-asian="US" style:font-weight-asian="bold" style:font-name-complex="Calibri1" style:font-family-complex="Calibri" style:font-family-generic-complex="system" style:font-pitch-complex="variable" style:font-size-complex="11pt" style:language-complex="ar" style:country-complex="SA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011cm" fo:margin-right="0cm" fo:text-indent="-0.639cm" style:auto-text-indent="false"/>
      <style:text-properties style:font-name="Calibri" fo:font-family="Calibri" style:font-family-generic="roman" style:font-pitch="variable" fo:language="ca" fo:country="ES" style:font-name-asian="Calibri1" style:font-family-asian="Calibri" style:font-family-generic-asian="system" style:font-pitch-asian="variable" style:language-asian="en" style:country-asian="US" style:font-name-complex="Calibri1" style:font-family-complex="Calibri" style:font-family-generic-complex="system" style:font-pitch-complex="variable" style:language-complex="ar" style:country-complex="SA"/>
    </style:style>
    <style:style style:name="ListLabel_20_127" style:display-name="ListLabel 127" style:family="text">
      <style:text-properties fo:font-size="11pt" fo:language="ca" fo:country="ES" fo:font-weight="bold" style:font-name-asian="Calibri1" style:font-family-asian="Calibri" style:font-family-generic-asian="system" style:font-pitch-asian="variable" style:font-size-asian="11pt" style:language-asian="en" style:country-asian="US" style:font-weight-asian="bold" style:font-name-complex="Calibri1" style:font-family-complex="Calibri" style:font-family-generic-complex="system" style:font-pitch-complex="variable" style:font-size-complex="11pt" style:language-complex="ar" style:country-complex="SA" style:font-weight-complex="bold" style:text-scale="100%"/>
    </style:style>
    <style:style style:name="ListLabel_20_128" style:display-name="ListLabel 128" style:family="text">
      <style:text-properties fo:language="ca" fo:country="ES" style:language-asian="en" style:country-asian="US" style:language-complex="ar" style:country-complex="SA"/>
    </style:style>
    <style:style style:name="ListLabel_20_129" style:display-name="ListLabel 129" style:family="text">
      <style:text-properties fo:language="ca" fo:country="ES" style:language-asian="en" style:country-asian="US" style:language-complex="ar" style:country-complex="SA"/>
    </style:style>
    <style:style style:name="ListLabel_20_130" style:display-name="ListLabel 130" style:family="text">
      <style:text-properties fo:language="ca" fo:country="ES" style:language-asian="en" style:country-asian="US" style:language-complex="ar" style:country-complex="SA"/>
    </style:style>
    <style:style style:name="ListLabel_20_131" style:display-name="ListLabel 131" style:family="text">
      <style:text-properties fo:language="ca" fo:country="ES" style:language-asian="en" style:country-asian="US" style:language-complex="ar" style:country-complex="SA"/>
    </style:style>
    <style:style style:name="ListLabel_20_132" style:display-name="ListLabel 132" style:family="text">
      <style:text-properties fo:language="ca" fo:country="ES" style:language-asian="en" style:country-asian="US" style:language-complex="ar" style:country-complex="SA"/>
    </style:style>
    <style:style style:name="ListLabel_20_133" style:display-name="ListLabel 133" style:family="text">
      <style:text-properties fo:language="ca" fo:country="ES" style:language-asian="en" style:country-asian="US" style:language-complex="ar" style:country-complex="SA"/>
    </style:style>
    <style:style style:name="ListLabel_20_134" style:display-name="ListLabel 134" style:family="text">
      <style:text-properties fo:language="ca" fo:country="ES" style:language-asian="en" style:country-asian="US" style:language-complex="ar" style:country-complex="SA"/>
    </style:style>
    <style:style style:name="ListLabel_20_135" style:display-name="ListLabel 135" style:family="text">
      <style:text-properties fo:language="ca" fo:country="ES" style:language-asian="en" style:country-asian="US" style:language-complex="ar" style:country-complex="SA"/>
    </style:style>
    <style:style style:name="ListLabel_20_154" style:display-name="ListLabel 154" style:family="text">
      <style:text-properties fo:color="#0070a6" fo:font-size="11pt" fo:language="ca" fo:country="ES" fo:font-weight="bold" style:font-name-asian="Tahoma1" style:font-family-asian="Tahoma" style:font-family-generic-asian="system" style:font-pitch-asian="variable" style:font-size-asian="11pt" style:language-asian="en" style:country-asian="US" style:font-name-complex="Tahoma1" style:font-family-complex="Tahoma" style:font-family-generic-complex="system" style:font-pitch-complex="variable" style:font-size-complex="11pt" style:language-complex="ar" style:country-complex="SA" style:text-scale="100%"/>
    </style:style>
    <style:style style:name="ListLabel_20_155" style:display-name="ListLabel 155" style:family="text">
      <style:text-properties fo:language="ca" fo:country="ES" style:language-asian="en" style:country-asian="US" style:language-complex="ar" style:country-complex="SA"/>
    </style:style>
    <style:style style:name="ListLabel_20_156" style:display-name="ListLabel 156" style:family="text">
      <style:text-properties fo:language="ca" fo:country="ES" style:language-asian="en" style:country-asian="US" style:language-complex="ar" style:country-complex="SA"/>
    </style:style>
    <style:style style:name="ListLabel_20_157" style:display-name="ListLabel 157" style:family="text">
      <style:text-properties fo:language="ca" fo:country="ES" style:language-asian="en" style:country-asian="US" style:language-complex="ar" style:country-complex="SA"/>
    </style:style>
    <style:style style:name="ListLabel_20_158" style:display-name="ListLabel 158" style:family="text">
      <style:text-properties fo:language="ca" fo:country="ES" style:language-asian="en" style:country-asian="US" style:language-complex="ar" style:country-complex="SA"/>
    </style:style>
    <style:style style:name="ListLabel_20_159" style:display-name="ListLabel 159" style:family="text">
      <style:text-properties fo:language="ca" fo:country="ES" style:language-asian="en" style:country-asian="US" style:language-complex="ar" style:country-complex="SA"/>
    </style:style>
    <style:style style:name="ListLabel_20_160" style:display-name="ListLabel 160" style:family="text">
      <style:text-properties fo:language="ca" fo:country="ES" style:language-asian="en" style:country-asian="US" style:language-complex="ar" style:country-complex="SA"/>
    </style:style>
    <style:style style:name="ListLabel_20_161" style:display-name="ListLabel 161" style:family="text">
      <style:text-properties fo:language="ca" fo:country="ES" style:language-asian="en" style:country-asian="US" style:language-complex="ar" style:country-complex="SA"/>
    </style:style>
    <style:style style:name="ListLabel_20_162" style:display-name="ListLabel 162" style:family="text">
      <style:text-properties fo:language="ca" fo:country="ES" style:language-asian="en" style:country-asian="US" style:language-complex="ar" style:country-complex="SA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5">
      <text:list-level-style-number text:level="1" text:style-name="ListLabel_20_127" style:num-suffix="." style:num-format="1">
        <style:list-level-properties text:list-level-position-and-space-mode="label-alignment">
          <style:list-level-label-alignment text:label-followed-by="listtab" fo:text-indent="-0.466cm" fo:margin-left="0.374cm"/>
        </style:list-level-properties>
      </text:list-level-style-number>
      <text:list-level-style-bullet text:level="2" text:style-name="ListLabel_20_128" style:num-suffix="•" text:bullet-char="•">
        <style:list-level-properties text:list-level-position-and-space-mode="label-alignment">
          <style:list-level-label-alignment text:label-followed-by="listtab" fo:text-indent="-0.466cm" fo:margin-left="2.124cm"/>
        </style:list-level-properties>
      </text:list-level-style-bullet>
      <text:list-level-style-bullet text:level="3" text:style-name="ListLabel_20_129" style:num-suffix="•" text:bullet-char="•">
        <style:list-level-properties text:list-level-position-and-space-mode="label-alignment">
          <style:list-level-label-alignment text:label-followed-by="listtab" fo:text-indent="-0.466cm" fo:margin-left="3.861cm"/>
        </style:list-level-properties>
      </text:list-level-style-bullet>
      <text:list-level-style-bullet text:level="4" text:style-name="ListLabel_20_130" style:num-suffix="•" text:bullet-char="•">
        <style:list-level-properties text:list-level-position-and-space-mode="label-alignment">
          <style:list-level-label-alignment text:label-followed-by="listtab" fo:text-indent="-0.466cm" fo:margin-left="5.597cm"/>
        </style:list-level-properties>
      </text:list-level-style-bullet>
      <text:list-level-style-bullet text:level="5" text:style-name="ListLabel_20_131" style:num-suffix="•" text:bullet-char="•">
        <style:list-level-properties text:list-level-position-and-space-mode="label-alignment">
          <style:list-level-label-alignment text:label-followed-by="listtab" fo:text-indent="-0.466cm" fo:margin-left="7.334cm"/>
        </style:list-level-properties>
      </text:list-level-style-bullet>
      <text:list-level-style-bullet text:level="6" text:style-name="ListLabel_20_132" style:num-suffix="•" text:bullet-char="•">
        <style:list-level-properties text:list-level-position-and-space-mode="label-alignment">
          <style:list-level-label-alignment text:label-followed-by="listtab" fo:text-indent="-0.466cm" fo:margin-left="9.072cm"/>
        </style:list-level-properties>
      </text:list-level-style-bullet>
      <text:list-level-style-bullet text:level="7" text:style-name="ListLabel_20_133" style:num-suffix="•" text:bullet-char="•">
        <style:list-level-properties text:list-level-position-and-space-mode="label-alignment">
          <style:list-level-label-alignment text:label-followed-by="listtab" fo:text-indent="-0.466cm" fo:margin-left="10.807cm"/>
        </style:list-level-properties>
      </text:list-level-style-bullet>
      <text:list-level-style-bullet text:level="8" text:style-name="ListLabel_20_134" style:num-suffix="•" text:bullet-char="•">
        <style:list-level-properties text:list-level-position-and-space-mode="label-alignment">
          <style:list-level-label-alignment text:label-followed-by="listtab" fo:text-indent="-0.466cm" fo:margin-left="12.545cm"/>
        </style:list-level-properties>
      </text:list-level-style-bullet>
      <text:list-level-style-bullet text:level="9" text:style-name="ListLabel_20_135" style:num-suffix="•" text:bullet-char="•">
        <style:list-level-properties text:list-level-position-and-space-mode="label-alignment">
          <style:list-level-label-alignment text:label-followed-by="listtab" fo:text-indent="-0.466cm" fo:margin-left="14.282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54" style:num-suffix="■" text:bullet-char="■">
        <style:list-level-properties text:list-level-position-and-space-mode="label-alignment">
          <style:list-level-label-alignment text:label-followed-by="listtab" fo:text-indent="-0.637cm" fo:margin-left="1.011cm"/>
        </style:list-level-properties>
        <style:text-properties style:font-name="Tahoma"/>
      </text:list-level-style-bullet>
      <text:list-level-style-bullet text:level="2" text:style-name="ListLabel_20_155" style:num-suffix="•" text:bullet-char="•">
        <style:list-level-properties text:list-level-position-and-space-mode="label-alignment">
          <style:list-level-label-alignment text:label-followed-by="listtab" fo:text-indent="-0.637cm" fo:margin-left="2.695cm"/>
        </style:list-level-properties>
      </text:list-level-style-bullet>
      <text:list-level-style-bullet text:level="3" text:style-name="ListLabel_20_156" style:num-suffix="•" text:bullet-char="•">
        <style:list-level-properties text:list-level-position-and-space-mode="label-alignment">
          <style:list-level-label-alignment text:label-followed-by="listtab" fo:text-indent="-0.637cm" fo:margin-left="4.369cm"/>
        </style:list-level-properties>
      </text:list-level-style-bullet>
      <text:list-level-style-bullet text:level="4" text:style-name="ListLabel_20_157" style:num-suffix="•" text:bullet-char="•">
        <style:list-level-properties text:list-level-position-and-space-mode="label-alignment">
          <style:list-level-label-alignment text:label-followed-by="listtab" fo:text-indent="-0.637cm" fo:margin-left="6.041cm"/>
        </style:list-level-properties>
      </text:list-level-style-bullet>
      <text:list-level-style-bullet text:level="5" text:style-name="ListLabel_20_158" style:num-suffix="•" text:bullet-char="•">
        <style:list-level-properties text:list-level-position-and-space-mode="label-alignment">
          <style:list-level-label-alignment text:label-followed-by="listtab" fo:text-indent="-0.637cm" fo:margin-left="7.715cm"/>
        </style:list-level-properties>
      </text:list-level-style-bullet>
      <text:list-level-style-bullet text:level="6" text:style-name="ListLabel_20_159" style:num-suffix="•" text:bullet-char="•">
        <style:list-level-properties text:list-level-position-and-space-mode="label-alignment">
          <style:list-level-label-alignment text:label-followed-by="listtab" fo:text-indent="-0.637cm" fo:margin-left="9.389cm"/>
        </style:list-level-properties>
      </text:list-level-style-bullet>
      <text:list-level-style-bullet text:level="7" text:style-name="ListLabel_20_160" style:num-suffix="•" text:bullet-char="•">
        <style:list-level-properties text:list-level-position-and-space-mode="label-alignment">
          <style:list-level-label-alignment text:label-followed-by="listtab" fo:text-indent="-0.637cm" fo:margin-left="11.061cm"/>
        </style:list-level-properties>
      </text:list-level-style-bullet>
      <text:list-level-style-bullet text:level="8" text:style-name="ListLabel_20_161" style:num-suffix="•" text:bullet-char="•">
        <style:list-level-properties text:list-level-position-and-space-mode="label-alignment">
          <style:list-level-label-alignment text:label-followed-by="listtab" fo:text-indent="-0.637cm" fo:margin-left="12.735cm"/>
        </style:list-level-properties>
      </text:list-level-style-bullet>
      <text:list-level-style-bullet text:level="9" text:style-name="ListLabel_20_162" style:num-suffix="•" text:bullet-char="•">
        <style:list-level-properties text:list-level-position-and-space-mode="label-alignment">
          <style:list-level-label-alignment text:label-followed-by="listtab" fo:text-indent="-0.637cm" fo:margin-left="14.409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3-02-02T12:14:44.345874123</meta:creation-date>
    <dc:date>2023-12-14T19:24:26.247000000</dc:date>
    <meta:editing-duration>PT34M25S</meta:editing-duration>
    <meta:editing-cycles>6</meta:editing-cycles>
    <meta:generator>LibreOffice/6.3.3.2$Windows_X86_64 LibreOffice_project/a64200df03143b798afd1ec74a12ab50359878ed</meta:generator>
    <meta:document-statistic meta:table-count="0" meta:image-count="0" meta:object-count="2" meta:page-count="4" meta:paragraph-count="69" meta:word-count="666" meta:character-count="3578" meta:non-whitespace-character-count="2835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9.28mm"/>
    </style:style>
    <style:style style:name="co2" style:family="table-column">
      <style:table-column-properties fo:break-before="auto" style:column-width="44.38mm"/>
    </style:style>
    <style:style style:name="co3" style:family="table-column">
      <style:table-column-properties fo:break-before="auto" style:column-width="39.21mm"/>
    </style:style>
    <style:style style:name="co4" style:family="table-column">
      <style:table-column-properties fo:break-before="auto" style:column-width="26.41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Worksheet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row table:style-name="ro1">
          <table:table-cell office:value-type="string" calcext:value-type="string">
            <text:p>Activo</text:p>
          </table:table-cell>
          <table:table-cell office:value-type="string" calcext:value-type="string">
            <text:p>Importe (€)</text:p>
          </table:table-cell>
          <table:table-cell office:value-type="string" calcext:value-type="string">
            <text:p>Pasivo</text:p>
          </table:table-cell>
          <table:table-cell office:value-type="string" calcext:value-type="string">
            <text:p>Importe (€)</text:p>
          </table:table-cell>
        </table:table-row>
        <table:table-row table:style-name="ro1">
          <table:table-cell office:value-type="string" calcext:value-type="string">
            <text:p>Inmovilizado Intangible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Capital Social</text:p>
          </table:table-cell>
          <table:table-cell office:value-type="float" office:value="70000" calcext:value-type="float">
            <text:p>70000</text:p>
          </table:table-cell>
        </table:table-row>
        <table:table-row table:style-name="ro1">
          <table:table-cell office:value-type="string" calcext:value-type="string">
            <text:p>Inmovilizado Material</text:p>
          </table:table-cell>
          <table:table-cell office:value-type="float" office:value="177500" calcext:value-type="float">
            <text:p>177500</text:p>
          </table:table-cell>
          <table:table-cell office:value-type="string" calcext:value-type="string">
            <text:p>Reservas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">
          <table:table-cell office:value-type="string" calcext:value-type="string">
            <text:p>Existencias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Deudas a Corto Plazo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string" calcext:value-type="string">
            <text:p>Clientes</text:p>
          </table:table-cell>
          <table:table-cell office:value-type="float" office:value="4400" calcext:value-type="float">
            <text:p>4400</text:p>
          </table:table-cell>
          <table:table-cell office:value-type="string" calcext:value-type="string">
            <text:p>Deudas a Largo Plazo</text:p>
          </table:table-cell>
          <table:table-cell office:value-type="float" office:value="100000" calcext:value-type="float">
            <text:p>100000</text:p>
          </table:table-cell>
        </table:table-row>
        <table:table-row table:style-name="ro1">
          <table:table-cell office:value-type="string" calcext:value-type="string">
            <text:p>Dinero</text:p>
          </table:table-cell>
          <table:table-cell office:value-type="float" office:value="3300" calcext:value-type="float">
            <text:p>3300</text:p>
          </table:table-cell>
          <table:table-cell table:number-columns-repeated="2"/>
        </table:table-row>
      </table:table>
      <table:named-expressions/>
    </office:spreadsheet>
  </office:body>
</office:document-content>
</file>

<file path=Object 1/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time-style style:name="N104">
      <number:minutes number:style="long"/>
      <number:text>:</number:text>
      <number:seconds number:style="long"/>
    </number:time-style>
    <number:time-style style:name="N10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6">
      <number:minutes number:style="long"/>
      <number:text>:</number:text>
      <number:seconds number:style="long" number:decimal-places="1"/>
    </number:time-style>
    <number:number-style style:name="N107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5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5" number:language="es" number:country="ES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5P0"/>
    </number:number-style>
    <number:number-style style:name="N10106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6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6P0"/>
    </number:number-style>
    <number:number-style style:name="N10108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8" number:language="es" number:country="ES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9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9P0"/>
    </number:number-style>
    <number:date-style style:name="N10110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11" number:language="es" number:country="ES">
      <number:day number:style="long"/>
      <number:text>-</number:text>
      <number:month number:textual="true"/>
    </number:date-style>
    <number:date-style style:name="N10112" number:language="es" number:country="ES">
      <number:month number:textual="true"/>
      <number:text>-</number:text>
      <number:year/>
    </number:date-style>
    <number:time-style style:name="N10113" number:language="es" number:country="ES">
      <number:hours/>
      <number:text>:</number:text>
      <number:minutes number:style="long"/>
      <number:text> </number:text>
      <number:am-pm/>
    </number:time-style>
    <number:time-style style:name="N10114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s" number:country="ES">
      <number:hours/>
      <number:text>:</number:text>
      <number:minutes number:style="long"/>
    </number:time-style>
    <number:time-style style:name="N10116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7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9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19" number:language="es" number:country="ES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20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22" number:language="es" number:country="ES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23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es" number:country="ES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7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7P2" style:volatile="true" number:language="es" number:country="ES">
      <loext:text> </loext:text>
      <loext:fill-character> </loext:fill-character>
      <number:text>-    </number:text>
    </number:number-style>
    <number:text-style style:name="N10127" number:language="es" number:country="ES">
      <number:text> </number:text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es" number:country="ES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1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1P2" style:volatile="true" number:language="es" number:country="ES">
      <loext:text> </loext:text>
      <loext:fill-character> </loext:fill-character>
      <number:text>- € </number:text>
    </number:number-style>
    <number:text-style style:name="N10131" number:language="es" number:country="ES">
      <number:text> </number:text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es" number:country="ES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5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5P2" style:volatile="true" number:language="es" number:country="ES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5" number:language="es" number:country="ES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es" number:country="ES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39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39P2" style:volatile="true" number:language="es" number:country="ES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39" number:language="es" number:country="E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size-asian="11pt" style:font-name-complex="Calibri" style:font-family-complex="Calibri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14">00/00/0000</text:date>, <text:time style:data-style-name="N2" text:time-value="17:24:24.496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3.83mm"/>
    </style:style>
    <style:style style:name="co2" style:family="table-column">
      <style:table-column-properties fo:break-before="auto" style:column-width="34.57mm"/>
    </style:style>
    <style:style style:name="co3" style:family="table-column">
      <style:table-column-properties fo:break-before="auto" style:column-width="40.3mm"/>
    </style:style>
    <style:style style:name="co4" style:family="table-column">
      <style:table-column-properties fo:break-before="auto" style:column-width="74.07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Worksheet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row table:style-name="ro1">
          <table:table-cell office:value-type="string" calcext:value-type="string">
            <text:p>Activo</text:p>
          </table:table-cell>
          <table:table-cell office:value-type="string" calcext:value-type="string">
            <text:p>Importe (€)</text:p>
          </table:table-cell>
          <table:table-cell office:value-type="string" calcext:value-type="string">
            <text:p>Pasivo</text:p>
          </table:table-cell>
          <table:table-cell office:value-type="string" calcext:value-type="string">
            <text:p>Importe (€)</text:p>
          </table:table-cell>
        </table:table-row>
        <table:table-row table:style-name="ro1">
          <table:table-cell office:value-type="string" calcext:value-type="string">
            <text:p>Inmovilizado Intangible</text:p>
          </table:table-cell>
          <table:table-cell office:value-type="float" office:value="28000" calcext:value-type="float">
            <text:p>28000</text:p>
          </table:table-cell>
          <table:table-cell office:value-type="string" calcext:value-type="string">
            <text:p>Patrimonio Neto</text:p>
          </table:table-cell>
          <table:table-cell office:value-type="string" calcext:value-type="string">
            <text:p>(Capital inicial no especificado)</text:p>
          </table:table-cell>
        </table:table-row>
        <table:table-row table:style-name="ro1">
          <table:table-cell office:value-type="string" calcext:value-type="string">
            <text:p>Inmovilizado Material</text:p>
          </table:table-cell>
          <table:table-cell office:value-type="float" office:value="-10000" calcext:value-type="float">
            <text:p>-10000</text:p>
          </table:table-cell>
          <table:table-cell office:value-type="string" calcext:value-type="string">
            <text:p>Resultados Positivos</text:p>
          </table:table-cell>
          <table:table-cell office:value-type="float" office:value="6000" calcext:value-type="float">
            <text:p>6000</text:p>
          </table:table-cell>
        </table:table-row>
        <table:table-row table:style-name="ro1">
          <table:table-cell office:value-type="string" calcext:value-type="string">
            <text:p>Existencias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Deudas a Corto Plazo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Clientes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Deudas a Largo Plazo</text:p>
          </table:table-cell>
          <table:table-cell office:value-type="float" office:value="60000" calcext:value-type="float">
            <text:p>60000</text:p>
          </table:table-cell>
        </table:table-row>
        <table:table-row table:style-name="ro1">
          <table:table-cell office:value-type="string" calcext:value-type="string">
            <text:p>Dinero</text:p>
          </table:table-cell>
          <table:table-cell office:value-type="float" office:value="2500" calcext:value-type="float">
            <text:p>2500</text:p>
          </table:table-cell>
          <table:table-cell table:number-columns-repeated="2"/>
        </table:table-row>
      </table:table>
      <table:named-expressions/>
    </office:spreadsheet>
  </office:body>
</office:document-content>
</file>

<file path=Object 2/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time-style style:name="N104">
      <number:minutes number:style="long"/>
      <number:text>:</number:text>
      <number:seconds number:style="long"/>
    </number:time-style>
    <number:time-style style:name="N10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6">
      <number:minutes number:style="long"/>
      <number:text>:</number:text>
      <number:seconds number:style="long" number:decimal-places="1"/>
    </number:time-style>
    <number:number-style style:name="N107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5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5" number:language="es" number:country="ES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5P0"/>
    </number:number-style>
    <number:number-style style:name="N10106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6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6P0"/>
    </number:number-style>
    <number:number-style style:name="N10108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8" number:language="es" number:country="ES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9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9P0"/>
    </number:number-style>
    <number:date-style style:name="N10110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11" number:language="es" number:country="ES">
      <number:day number:style="long"/>
      <number:text>-</number:text>
      <number:month number:textual="true"/>
    </number:date-style>
    <number:date-style style:name="N10112" number:language="es" number:country="ES">
      <number:month number:textual="true"/>
      <number:text>-</number:text>
      <number:year/>
    </number:date-style>
    <number:time-style style:name="N10113" number:language="es" number:country="ES">
      <number:hours/>
      <number:text>:</number:text>
      <number:minutes number:style="long"/>
      <number:text> </number:text>
      <number:am-pm/>
    </number:time-style>
    <number:time-style style:name="N10114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s" number:country="ES">
      <number:hours/>
      <number:text>:</number:text>
      <number:minutes number:style="long"/>
    </number:time-style>
    <number:time-style style:name="N10116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7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9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19" number:language="es" number:country="ES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20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22" number:language="es" number:country="ES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23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es" number:country="ES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7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7P2" style:volatile="true" number:language="es" number:country="ES">
      <loext:text> </loext:text>
      <loext:fill-character> </loext:fill-character>
      <number:text>-    </number:text>
    </number:number-style>
    <number:text-style style:name="N10127" number:language="es" number:country="ES">
      <number:text> </number:text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es" number:country="ES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1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1P2" style:volatile="true" number:language="es" number:country="ES">
      <loext:text> </loext:text>
      <loext:fill-character> </loext:fill-character>
      <number:text>- € </number:text>
    </number:number-style>
    <number:text-style style:name="N10131" number:language="es" number:country="ES">
      <number:text> </number:text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es" number:country="ES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5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5P2" style:volatile="true" number:language="es" number:country="ES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5" number:language="es" number:country="ES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es" number:country="ES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39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39P2" style:volatile="true" number:language="es" number:country="ES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39" number:language="es" number:country="E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size-asian="11pt" style:font-name-complex="Calibri" style:font-family-complex="Calibri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14">00/00/0000</text:date>, <text:time style:data-style-name="N2" text:time-value="17:25:38.220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